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4.73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22">
            <text:p>22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</table:table-cell>
          <table:table-cell table:style-name="ce1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 05/04/2016: configuración (2 horas) 06/04/2016: desarrollo (2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6.5">
            <text:p>36,5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39.5">
            <text:p>39,5</text:p>
          </table:table-cell>
          <table:table-cell table:style-name="ce6" table:formula="of:=SUM([.E4];[.E7];[.E10];[.E13];[.E16];[.E19])" office:value-type="float" office:value="12.5">
            <text:p>12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2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3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12:30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4-06T12:30:26.23</dc:date>
    <meta:editing-cycles>22</meta:editing-cycles>
    <meta:editing-duration>PT00H24M44S</meta:editing-duration>
    <meta:document-statistic meta:table-count="2" meta:cell-count="105" meta:object-count="0"/>
  </office:meta>
</office:document-meta>
</file>